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/*<text:s/></text:p>
      <text:p text:style-name="Normal">Name: Ariel "El" Rollins</text:p>
      <text:p text:style-name="Normal">Vendor: Diageo Americas</text:p>
      <text:p text:style-name="Normal">Instructions:<text:s/></text:p>
      <text:p text:style-name="Normal"/>
      <text:p text:style-name="Normal">-- SELECT, Filtering &amp; Sorting<text:s/></text:p>
      <text:p text:style-name="Normal">-- 1. Create a list of all transactions for your chosen [Category/Vendor] that took place in<text:s/></text:p>
      <text:p text:style-name="Normal">-- the last quarter of 2014, sorted by the total sale amount from highest to lowest.<text:s/></text:p>
      <text:p text:style-name="Normal">-- (Strength: Identifying high-volume peak periods).<text:s/></text:p>
      <text:p text:style-name="Normal"/>
      <text:p text:style-name="Normal">-- 2. Which transactions for your [Category/Vendor] had a bottle quantity greater than 12?<text:s/></text:p>
      <text:p text:style-name="Normal">-- Display the date, store number, item description, and total amount.<text:s/></text:p>
      <text:p text:style-name="Normal">-- (Strength: Identifying bulk buyers or wholesale-style transactions).<text:s/></text:p>
      <text:p text:style-name="Normal"/>
      <text:p text:style-name="Normal">-- 3. Find all products in the products_table whose item_description contains a specific<text:s/></text:p>
      <text:p text:style-name="Normal">-- keyword (e.g., 'Limited', 'Spiced'). What categories do they belong to?<text:s/></text:p>
      <text:p text:style-name="Normal">-- (Opportunity: Identifying niche product variants). -- Aggregation<text:s/></text:p>
      <text:p text:style-name="Normal"/>
      <text:p text:style-name="Normal">-- 4. What is the total sales revenue and the average bottle price (btl_price) for<text:s/></text:p>
      <text:p text:style-name="Normal">-- your chosen [Category/Vendor]?<text:s/></text:p>
      <text:p text:style-name="Normal">-- (Strength/Baseline: Establishing the financial footprint).<text:s/></text:p>
      <text:p text:style-name="Normal"/>
      <text:p text:style-name="Normal">-- 5. How many transactions were recorded for each specific item description within your<text:s/></text:p>
      <text:p text:style-name="Normal">-- chosen [Category]? Which specific product is the most frequently purchased?<text:s/></text:p>
      <text:p text:style-name="Normal">-- (Strength: Identifying your "hero" product).<text:s/></text:p>
      <text:p text:style-name="Normal"/>
      <text:soft-page-break/>
      <text:p text:style-name="Normal">-- 6. Which store generated the highest total revenue for your [Category/Vendor]?<text:s/></text:p>
      <text:p text:style-name="Normal">-- Which generated the lowest (but still greater than zero)?<text:s/></text:p>
      <text:p text:style-name="Normal">-- (Strength vs. Weakness: Identifying your best and worst retail partners).</text:p>
      <text:p text:style-name="Normal"/>
      <text:p text:style-name="Normal">-- 7. What is the total revenue for every vendor within your chosen [Category],</text:p>
      <text:p text:style-name="Normal">-- sorted from highest to lowest?<text:s/></text:p>
      <text:p text:style-name="Normal">-- (Threat: Identifying your top competitors in that space).<text:s/></text:p>
      <text:p text:style-name="Normal"/>
      <text:p text:style-name="Normal">-- 8. Which stores had total sales revenue for your [Category/Vendor] exceeding $2,000?<text:s/></text:p>
      <text:p text:style-name="Normal">-- (Hint: Use HAVING to filter aggregated store totals).<text:s/></text:p>
      <text:p text:style-name="Normal">-- (Strength: Pinpointing high-performing retail locations).<text:s/></text:p>
      <text:p text:style-name="Normal"/>
      <text:p text:style-name="Normal">-- Joins<text:s/></text:p>
      <text:p text:style-name="Normal"/>
      <text:p text:style-name="Normal">-- 9. Find all sales records where the category_name is either your chosen category<text:s/></text:p>
      <text:p text:style-name="Normal">-- or a closely related competitor category (e.g., 'VODKA 80 PROOF' vs 'IMPORTED VODKA').<text:s/></text:p>
      <text:p text:style-name="Normal">-- (Threat: Comparing performance against direct substitutes).<text:s/></text:p>
      <text:p text:style-name="Normal"/>
      <text:p text:style-name="Normal">-- 10. List all transactions where the state bottle cost was between $10 and $20 for<text:s/></text:p>
      <text:p text:style-name="Normal">-- your [Category/Vendor].<text:s/></text:p>
      <text:p text:style-name="Normal">-- (Opportunity: Analyzing performance in the "mid-tier" price bracket).<text:s/></text:p>
      <text:p text:style-name="Normal"/>
      <text:p text:style-name="Normal">-- 11. Write a query that displays each store's total sales for your [Category/Vendor]</text:p>
      <text:p text:style-name="Normal">-- along with the store's name and address from the stores_table.<text:s/></text:p>
      <text:p text:style-name="Normal">-- (Strength: Mapping your physical sales footprint).<text:s/></text:p>
      <text:p text:style-name="Normal"/>
      <text:soft-page-break/>
      <text:p text:style-name="Normal">-- 12. For each sale in your [Category], display the transaction date, total amount,<text:s/></text:p>
      <text:p text:style-name="Normal">-- and the population of the county where the sale occurred by joining with counties_table.<text:s/></text:p>
      <text:p text:style-name="Normal">-- (Opportunity: Correlating sales volume with population density).<text:s/></text:p>
      <text:p text:style-name="Normal"/>
      <text:p text:style-name="Normal">-- 13. Write a query that shows total sales for your [Category/Vendor] by county.<text:s/></text:p>
      <text:p text:style-name="Normal">-- Which county generates the most revenue for you? 4</text:p>
      <text:p text:style-name="Normal">-- (Strength: Identifying your geographic stronghold).<text:s/></text:p>
      <text:p text:style-name="Normal"/>
      <text:p text:style-name="Normal">-- 14. Join the sales_table and products_table to show total revenue for your [Vendor]<text:s/></text:p>
      <text:p text:style-name="Normal">-- alongside the proof and pack size of the items.<text:s/></text:p>
      <text:p text:style-name="Normal">-- (Strength: Determining if higher proof or larger packs drive more revenue).<text:s/></text:p>
      <text:p text:style-name="Normal"/>
      <text:p text:style-name="Normal">-- 15. Are there any counties in the counties_table that have a population over 10,000<text:s/></text:p>
      <text:p text:style-name="Normal">-- but zero sales for your [Category/Vendor]?<text:s/></text:p>
      <text:p text:style-name="Normal">-- (Opportunity: Identifying untapped markets).</text:p>
      <text:p text:style-name="Normal"/>
      <text:p text:style-name="Normal">-- 16. Display total revenue for your [Category/Vendor] grouped by the store_status<text:s/></text:p>
      <text:p text:style-name="Normal">-- (from stores_table). Are active stores ('A') performing significantly better than others?<text:s/></text:p>
      <text:p text:style-name="Normal">-- (Threat: Assessing the risk of sales tied to inactive or closed locations).</text:p>
      <text:p text:style-name="Normal">*/</text:p>
      <text:p text:style-name="Normal">-- I WILL BE WRITING REFERENCE QUERIES BEFORE I WRITE MY COMPLETE QUERY.</text:p>
      <text:p text:style-name="Normal">-- 1.</text:p>
      <text:p text:style-name="Normal"/>
      <text:p text:style-name="Normal">SELECT *</text:p>
      <text:p text:style-name="Normal">FROM public.sales;</text:p>
      <text:p text:style-name="Normal"/>
      <text:soft-page-break/>
      <text:p text:style-name="Normal">SELECT total</text:p>
      <text:p text:style-name="Normal">FROM public.sales</text:p>
      <text:p text:style-name="Normal">WHERE date &gt;= '2014-09-01' AND date &lt;= '2014-12-31';</text:p>
      <text:p text:style-name="Normal"/>
      <text:p text:style-name="Normal">-- Above are queries for me to personally observe the information within the table.</text:p>
      <text:p text:style-name="Normal"/>
      <text:p text:style-name="Normal">SELECT *</text:p>
      <text:p text:style-name="Normal">FROM public.sales</text:p>
      <text:p text:style-name="Normal">WHERE date &gt;= '2014-09-01' AND date &lt;= '2014-12-31'</text:p>
      <text:p text:style-name="Normal">AND vendor = 'Diageo Americas'</text:p>
      <text:p text:style-name="Normal"><text:tab/>ORDER BY total DESC;</text:p>
      <text:p text:style-name="Normal"/>
      <text:p text:style-name="Normal">-- LINE 93-97 IS MY FINAL QUERY. total sales from my vendor ordered from highest to lowest.</text:p>
      <text:p text:style-name="Normal"/>
      <text:p text:style-name="Normal">SELECT *</text:p>
      <text:p text:style-name="Normal">FROM public.sales</text:p>
      <text:p text:style-name="Normal">WHERE date &gt;= '2014-09-01' AND date &lt;= '2014-12-31'</text:p>
      <text:p text:style-name="Normal">AND vendor = 'Diageo Americas'</text:p>
      <text:p text:style-name="Normal"><text:tab/>ORDER BY total DESC;</text:p>
      <text:p text:style-name="Normal"/>
      <text:p text:style-name="Normal">-- 2.<text:s/></text:p>
      <text:p text:style-name="Normal"/>
      <text:p text:style-name="Normal">SELECT *</text:p>
      <text:p text:style-name="Normal">FROM public.sales</text:p>
      <text:p text:style-name="Normal">WHERE bottle_qty &gt;= 12;</text:p>
      <text:p text:style-name="Normal"/>
      <text:soft-page-break/>
      <text:p text:style-name="Normal">-- LINE 107-109 IS MY FINAL QUERY.</text:p>
      <text:p text:style-name="Normal"/>
      <text:p text:style-name="Normal">SELECT date, store, bottle_qty, total, description<text:s/></text:p>
      <text:p text:style-name="Normal">FROM public.sales</text:p>
      <text:p text:style-name="Normal">WHERE bottle_qty &gt;= 12;</text:p>
      <text:p text:style-name="Normal"/>
      <text:p text:style-name="Normal">-- 3.</text:p>
      <text:p text:style-name="Normal"/>
      <text:p text:style-name="Normal">SELECT *</text:p>
      <text:p text:style-name="Normal">FROM public.products</text:p>
      <text:p text:style-name="Normal">WHERE item_description ILIKE '%Spiced%';</text:p>
      <text:p text:style-name="Normal"/>
      <text:p text:style-name="Normal">-- BELOW (LINE 122-125) IS MY FINAL QUERY.</text:p>
      <text:p text:style-name="Normal"/>
      <text:p text:style-name="Normal">SELECT DISTINCT category_name, item_description</text:p>
      <text:p text:style-name="Normal">FROM public.products</text:p>
      <text:p text:style-name="Normal">WHERE item_description ILIKE '%Spiced%'<text:s/></text:p>
      <text:p text:style-name="Normal"><text:tab/>OR item_description ILIKE '%Limited';</text:p>
      <text:p text:style-name="Normal"/>
      <text:p text:style-name="Normal">-- NEEDED PRODUCTS ARE CATEGORIZED TO: SPICED RUM, DECANTERS &amp; SPECIALITY PACKAGES, FLAVORED RUM, PUERTO RICO &amp; VIRGIN ISLANDS RUM,<text:s/></text:p>
      <text:p text:style-name="Normal">-- &amp; BARBADOS RUM.</text:p>
      <text:p text:style-name="Normal"/>
      <text:p text:style-name="Normal">-- 4.</text:p>
      <text:p text:style-name="Normal"/>
      <text:p text:style-name="Normal">SELECT vendor</text:p>
      <text:soft-page-break/>
      <text:p text:style-name="Normal">FROM sales;</text:p>
      <text:p text:style-name="Normal"/>
      <text:p text:style-name="Normal">SELECT SUM(total) AS totalsalesrev,<text:s/></text:p>
      <text:p text:style-name="Normal"><text:s text:c="7"/>AVG(btl_price) AS averagebtlprice</text:p>
      <text:p text:style-name="Normal">FROM sales</text:p>
      <text:p text:style-name="Normal">WHERE vendor ILIKE 'Diageo Americas';</text:p>
      <text:p text:style-name="Normal"/>
      <text:p text:style-name="Normal">-- ERROR QUERY ABOVE.</text:p>
      <text:p text:style-name="Normal">-- BELOW (LINE 143-146) IS THE FINAL QUERY.</text:p>
      <text:p text:style-name="Normal"/>
      <text:p text:style-name="Normal">SELECT SUM(total) AS totalsalesrev,<text:s/></text:p>
      <text:p text:style-name="Normal"><text:s text:c="7"/>AVG(btl_price::numeric) AS averagebtlprice</text:p>
      <text:p text:style-name="Normal">FROM sales</text:p>
      <text:p text:style-name="Normal">WHERE vendor ILIKE 'Diageo Americas';</text:p>
      <text:p text:style-name="Normal"/>
      <text:p text:style-name="Normal">-- SELECT SUM(total) AS totalsalesrev,<text:s/></text:p>
      <text:p text:style-name="Normal">-- <text:s text:c="6"/>AVG(btl_price::numeric) AS averagebtlprice</text:p>
      <text:p text:style-name="Normal">-- FROM sales</text:p>
      <text:p text:style-name="Normal">-- WHERE btl_price::numeric &gt;= 10</text:p>
      <text:p text:style-name="Normal"/>
      <text:p text:style-name="Normal">-- NOTE:</text:p>
      <text:p text:style-name="Normal">-- SELECT SUM(total) AS totalsalesrev,<text:s/></text:p>
      <text:p text:style-name="Normal">--<text:s/><text:tab/><text:tab/>AVG(btl_price) AS averagebtlprice</text:p>
      <text:p text:style-name="Normal">-- FROM sales</text:p>
      <text:p text:style-name="Normal">-- WHERE vendor ILIKE 'Diageo Americas';</text:p>
      <text:p text:style-name="Normal">-- IS ERROR QUERY.</text:p>
      <text:soft-page-break/>
      <text:p text:style-name="Normal">-- AVG function can't be applied onto a price value. Price value must be casted as an interger.</text:p>
      <text:p text:style-name="Normal"/>
      <text:p text:style-name="Normal">-- 5.</text:p>
      <text:p text:style-name="Normal"/>
      <text:p text:style-name="Normal">SELECT *</text:p>
      <text:p text:style-name="Normal">FROM public.sales</text:p>
      <text:p text:style-name="Normal">WHERE vendor = 'Diageo Americas';</text:p>
      <text:p text:style-name="Normal"/>
      <text:p text:style-name="Normal">-- BELOW a temporary table alias is required.</text:p>
      <text:p text:style-name="Normal"/>
      <text:p text:style-name="Normal">SELECT description,</text:p>
      <text:p text:style-name="Normal"><text:s text:c="4"/>COUNT (*) AS transaction_count</text:p>
      <text:p text:style-name="Normal">FROM sales</text:p>
      <text:p text:style-name="Normal">WHERE vendor = 'Diageo Americas'</text:p>
      <text:p text:style-name="Normal"><text:tab/>GROUP BY description</text:p>
      <text:p text:style-name="Normal"><text:tab/>ORDER BY transaction_count DESC;</text:p>
      <text:p text:style-name="Normal"/>
      <text:p text:style-name="Normal">-- FOR THE QUERY ABOVE, 'SEAGRAMS 7 CROWN BI WHISKEY' WILL BE OUR HERO ITEM.</text:p>
      <text:p text:style-name="Normal"/>
      <text:p text:style-name="Normal">-- 6.</text:p>
      <text:p text:style-name="Normal"/>
      <text:p text:style-name="Normal">SELECT store, SUM(total::money) AS total_s</text:p>
      <text:p text:style-name="Normal">FROM sales</text:p>
      <text:p text:style-name="Normal">WHERE vendor ILIKE '%Diageo Americas%'</text:p>
      <text:p text:style-name="Normal"><text:tab/>GROUP BY store</text:p>
      <text:p text:style-name="Normal"><text:tab/>ORDER BY total_s DESC</text:p>
      <text:soft-page-break/>
      <text:p text:style-name="Normal"><text:tab/>LIMIT 1;</text:p>
      <text:p text:style-name="Normal"/>
      <text:p text:style-name="Normal">SELECT store, SUM(total::money) AS total_s</text:p>
      <text:p text:style-name="Normal">FROM sales</text:p>
      <text:p text:style-name="Normal">WHERE vendor ILIKE '%Diageo Americas%'</text:p>
      <text:p text:style-name="Normal"><text:tab/>GROUP BY store</text:p>
      <text:p text:style-name="Normal"><text:tab/>HAVING SUM(total) &gt; 0</text:p>
      <text:p text:style-name="Normal"><text:tab/>ORDER BY total_S ASC</text:p>
      <text:p text:style-name="Normal"><text:tab/>LIMIT 1;</text:p>
      <text:p text:style-name="Normal"/>
      <text:p text:style-name="Normal">-- FINAL QUERIES ARE ABOVE (LINE 180-193).</text:p>
      <text:p text:style-name="Normal"/>
      <text:p text:style-name="Normal">-- 7.</text:p>
      <text:p text:style-name="Normal"/>
      <text:p text:style-name="Normal">SELECT SUM(total::money)<text:s/></text:p>
      <text:p text:style-name="Normal">FROM sales</text:p>
      <text:p text:style-name="Normal">WHERE vendor ILIKE 'Diageo Americas';</text:p>
      <text:p text:style-name="Normal"/>
      <text:p text:style-name="Normal">-- ABOVE IS A QUERY CATERED TO MY BRAND</text:p>
      <text:p text:style-name="Normal"/>
      <text:p text:style-name="Normal">SELECT vendor, SUM(total::money) AS highest</text:p>
      <text:p text:style-name="Normal">FROM sales<text:s/></text:p>
      <text:p text:style-name="Normal"><text:tab/>GROUP BY vendor</text:p>
      <text:p text:style-name="Normal"><text:tab/>ORDER BY highest DESC;</text:p>
      <text:p text:style-name="Normal"><text:tab/></text:p>
      <text:p text:style-name="Normal">-- FINAL QUERY IS ABOVE (LINE 205-208)</text:p>
      <text:p text:style-name="Normal"/>
      <text:p text:style-name="Normal">-- 8.</text:p>
      <text:p text:style-name="Normal"/>
      <text:p text:style-name="Normal">SELECT *</text:p>
      <text:p text:style-name="Normal">FROM sales;</text:p>
      <text:p text:style-name="Normal"/>
      <text:p text:style-name="Normal">SELECT *</text:p>
      <text:p text:style-name="Normal">FROM sales</text:p>
      <text:p text:style-name="Normal">WHERE vendor ILIKE 'Diageo Americas';</text:p>
      <text:p text:style-name="Normal"/>
      <text:p text:style-name="Normal">-- ABOVE, THE RESULT SHOWS 511087 ROWS OF DATA. WHICH MEANS 507, 848 OR 99.37% OF STORES DIDN'T EXCEED THE BAR-STANDARD $2,000 FOR THIS QUERY.</text:p>
      <text:p text:style-name="Normal"/>
      <text:p text:style-name="Normal">SELECT store, total<text:s/></text:p>
      <text:p text:style-name="Normal">FROM sales</text:p>
      <text:p text:style-name="Normal">WHERE vendor ILIKE 'Diageo Americas'</text:p>
      <text:p text:style-name="Normal">AND total &gt;= 2000;</text:p>
      <text:p text:style-name="Normal"/>
      <text:p text:style-name="Normal">-- FINAL QUERY IS ABOVE (LINE 223-226).</text:p>
      <text:p text:style-name="Normal"/>
      <text:p text:style-name="Normal">-- 9.<text:s/></text:p>
      <text:p text:style-name="Normal">-- JIM BEAM BRANDS &amp; DIAGEO AMERICAS<text:s/></text:p>
      <text:p text:style-name="Normal">-- ARE CLOSELY RELATED IN SALES (OF WHISKEY). BOTH VENDORS COMPETE; DIAGEO AMERICAS EXCEEDS IN TOTAL SALES.</text:p>
      <text:p text:style-name="Normal">-- LINES 245-253 ARE MY FINAL QUERIES.</text:p>
      <text:p text:style-name="Normal"/>
      <text:p text:style-name="Normal">SELECT *</text:p>
      <text:soft-page-break/>
      <text:p text:style-name="Normal">FROM sales</text:p>
      <text:p text:style-name="Normal">WHERE vendor = 'Diageo Americas'</text:p>
      <text:p text:style-name="Normal"><text:tab/>AND category_name ILIKE '%WHISKIES';</text:p>
      <text:p text:style-name="Normal"/>
      <text:p text:style-name="Normal">SELECT *</text:p>
      <text:p text:style-name="Normal">FROM sales</text:p>
      <text:p text:style-name="Normal">WHERE vendor ILIKE 'Jim%'</text:p>
      <text:p text:style-name="Normal"><text:tab/>AND category_name ILIKE '%WHISKIES';</text:p>
      <text:p text:style-name="Normal"/>
      <text:p text:style-name="Normal">SELECT SUM(total::money)</text:p>
      <text:p text:style-name="Normal">FROM sales</text:p>
      <text:p text:style-name="Normal">WHERE vendor ILIKE 'Jim%'</text:p>
      <text:p text:style-name="Normal"><text:tab/>AND description ILIKE '%Whiskey';</text:p>
      <text:p text:style-name="Normal"><text:tab/></text:p>
      <text:p text:style-name="Normal">SELECT SUM(total::money)</text:p>
      <text:p text:style-name="Normal">FROM sales</text:p>
      <text:p text:style-name="Normal">WHERE vendor = 'Diageo Americas'</text:p>
      <text:p text:style-name="Normal"><text:tab/>AND description ILIKE '%Whiskey';</text:p>
      <text:p text:style-name="Normal"/>
      <text:p text:style-name="Normal">-- 10.</text:p>
      <text:p text:style-name="Normal">-- BELOW IS MY FINAL QUERY (LINE 258-262); THERE ARE 207881 TRANSACTIONS WITH A STATE_BTL_COST BETWEEN 10$ AND 20$.</text:p>
      <text:p text:style-name="Normal"/>
      <text:p text:style-name="Normal">SELECT *</text:p>
      <text:p text:style-name="Normal">FROM sales</text:p>
      <text:p text:style-name="Normal">WHERE vendor ILIKE 'Diageo Americas'</text:p>
      <text:soft-page-break/>
      <text:p text:style-name="Normal"><text:tab/>AND state_btl_cost::numeric &gt;= 10</text:p>
      <text:p text:style-name="Normal"><text:tab/>AND state_btl_cost::numeric &lt;= 20;</text:p>
      <text:p text:style-name="Normal"/>
      <text:p text:style-name="Normal">-- 11.</text:p>
      <text:p text:style-name="Normal">-- BELOW IS MY FINAL QUERY (LINE 267-276).</text:p>
      <text:p text:style-name="Normal"/>
      <text:p text:style-name="Normal">SELECT st.name, st.store_address,</text:p>
      <text:p text:style-name="Normal"><text:s text:c="4"/>SUM(s.total) AS total_sales</text:p>
      <text:p text:style-name="Normal">FROM sales s</text:p>
      <text:p text:style-name="Normal"><text:tab/>JOIN stores st</text:p>
      <text:p text:style-name="Normal"><text:tab/>ON s.store = st.store</text:p>
      <text:p text:style-name="Normal">WHERE s.vendor = 'Diageo Americas'</text:p>
      <text:p text:style-name="Normal"><text:tab/>GROUP BY st.name, st.store_address</text:p>
      <text:p text:style-name="Normal"><text:tab/>ORDER BY total_sales DESC;</text:p>
      <text:p text:style-name="Normal"/>
      <text:p text:style-name="Normal">-- 12.</text:p>
      <text:p text:style-name="Normal">-- BELOW IS MY FINAL QUERY (LINE 279-283).</text:p>
      <text:p text:style-name="Normal"/>
      <text:p text:style-name="Normal">SELECT s.total, s.date, c.population</text:p>
      <text:p text:style-name="Normal">FROM sales s</text:p>
      <text:p text:style-name="Normal"><text:tab/>JOIN counties c</text:p>
      <text:p text:style-name="Normal"><text:tab/>ON s.county = c.county</text:p>
      <text:p text:style-name="Normal">WHERE s.vendor = 'Diageo Americas';</text:p>
      <text:p text:style-name="Normal"/>
      <text:p text:style-name="Normal">-- 13.</text:p>
      <text:p text:style-name="Normal">-- BELOW IS MY FINAL QUERY (LINE 285-290).</text:p>
      <text:p text:style-name="Normal"/>
      <text:p text:style-name="Normal">SELECT county, SUM(total::numeric)::money AS total_sales_by_county</text:p>
      <text:p text:style-name="Normal">FROM sales</text:p>
      <text:p text:style-name="Normal">WHERE vendor ILIKE 'Diageo%'</text:p>
      <text:p text:style-name="Normal"><text:s text:c="2"/>AND description ILIKE '%Whiskey%'</text:p>
      <text:p text:style-name="Normal"><text:s text:c="2"/>GROUP BY county</text:p>
      <text:p text:style-name="Normal"><text:s text:c="2"/>ORDER BY SUM(total::numeric) DESC;</text:p>
      <text:p text:style-name="Normal"/>
      <text:p text:style-name="Normal"/>
      <text:p text:style-name="Normal">----------------------------------------------------------------------------------------------------------------------------------------------------</text:p>
      <text:p text:style-name="Normal"/>
      <text:p text:style-name="Normal">-- Diageo Americas is top 100 out of 193 (#74) vendor in total average sales.</text:p>
      <text:p text:style-name="Normal">-- Diageo Americas is #1 in total revenue, while Jim Beam Brands, the aforementioned competitor in Whiskey sales, follows 2nd.<text:s/></text:p>
      <text:p text:style-name="Normal">-- Diageo Americas outperforms the competitor, Jim Beam Brands, but they are a threat in total revenue earned.</text:p>
      <text:p text:style-name="Normal">-- Top 50% in average sales. Average bottle price significantly low in the ranks. Not a overall dominant ranking, but this means that this vendor is succeeding in transaction volume and or consitency on deal closing.</text:p>
      <text:p text:style-name="Normal">-- We outperform through consistency and activity, not through mainly deal closing size.</text:p>
      <text:p text:style-name="Normal">-- Diageo's product price is generally higher than Jim Beam's. Quality can be argued.</text:p>
      <text:p text:style-name="Normal"/>
      <text:p text:style-name="Normal"/>
      <text:p text:style-name="Normal">SELECT *</text:p>
      <text:p text:style-name="Normal">FROM sales;</text:p>
      <text:p text:style-name="Normal"/>
      <text:soft-page-break/>
      <text:p text:style-name="Normal">SELECT vendor, SUM(total::numeric)::money AS total_rev</text:p>
      <text:p text:style-name="Normal">FROM sales</text:p>
      <text:p text:style-name="Normal"><text:tab/>GROUP BY vendor</text:p>
      <text:p text:style-name="Normal"><text:tab/>ORDER BY total_rev DESC</text:p>
      <text:p text:style-name="Normal"><text:tab/>LIMIT 15;</text:p>
      <text:p text:style-name="Normal"/>
      <text:p text:style-name="Normal"/>
      <text:p text:style-name="Normal">------------------------------------------------------------------------------------------</text:p>
      <text:p text:style-name="Normal"/>
      <text:p text:style-name="Normal">SELECT vendor,</text:p>
      <text:p text:style-name="Normal"><text:s text:c="4"/>MAX(btl_price::numeric)::money AS vendor_most_expensive_bottle</text:p>
      <text:p text:style-name="Normal">FROM sales</text:p>
      <text:p text:style-name="Normal">WHERE vendor IN ('Jim Beam Brands', 'Diageo Americas')</text:p>
      <text:p text:style-name="Normal">GROUP BY vendor</text:p>
      <text:p text:style-name="Normal">ORDER BY AVG(total::numeric) DESC;</text:p>
      <text:p text:style-name="Normal"/>
      <text:p text:style-name="Normal">SELECT vendor,</text:p>
      <text:p text:style-name="Normal"><text:s text:c="4"/>MAX(btl_price::numeric)::money AS vendor_most_expensive_whiskey</text:p>
      <text:p text:style-name="Normal">FROM sales</text:p>
      <text:p text:style-name="Normal">WHERE vendor IN ('Jim Beam Brands', 'Diageo Americas')</text:p>
      <text:p text:style-name="Normal"><text:s text:c="2"/>AND description ILIKE '%Whiskey%'</text:p>
      <text:p text:style-name="Normal">GROUP BY vendor</text:p>
      <text:p text:style-name="Normal">ORDER BY MAX(btl_price::numeric) DESC;</text:p>
      <text:p text:style-name="Normal"/>
      <text:p text:style-name="Normal"/>
      <text:p text:style-name="Normal">------------------------------------------------------------------------------------</text:p>
      <text:p text:style-name="Normal"/>
      <text:p text:style-name="Normal">SELECT<text:s/></text:p>
      <text:p text:style-name="Normal"><text:s text:c="4"/>vendor,</text:p>
      <text:p text:style-name="Normal"><text:s text:c="4"/>AVG(total::numeric)::money AS avg_sales,</text:p>
      <text:p text:style-name="Normal"><text:s text:c="4"/>AVG(btl_price::numeric)::money AS avg_bottle_price</text:p>
      <text:p text:style-name="Normal">FROM sales</text:p>
      <text:p text:style-name="Normal">WHERE vendor IN ('Jim Beam Brands', 'Diageo Americas')</text:p>
      <text:p text:style-name="Normal">GROUP BY vendor</text:p>
      <text:p text:style-name="Normal">ORDER BY AVG(total::numeric) DESC</text:p>
      <text:p text:style-name="Normal">LIMIT 200;</text:p>
      <text:p text:style-name="Normal"/>
      <text:p text:style-name="Normal">-------------------------------------------------------------------</text:p>
      <text:p text:style-name="Normal"/>
      <text:p text:style-name="Normal">SELECT county, vendor, total</text:p>
      <text:p text:style-name="Normal">FROM (</text:p>
      <text:p text:style-name="Normal"><text:s text:c="4"/>SELECT *,</text:p>
      <text:p text:style-name="Normal"><text:s text:c="11"/>ROW_NUMBER() OVER (PARTITION BY county ORDER BY total DESC) AS rn</text:p>
      <text:p text:style-name="Normal"><text:s text:c="4"/>FROM sales</text:p>
      <text:p text:style-name="Normal">) x</text:p>
      <text:p text:style-name="Normal">WHERE rn = 1</text:p>
      <text:p text:style-name="Normal">ORDER BY total DESC</text:p>
      <text:p text:style-name="Normal">LIMIT 20;</text:p>
      <text:p text:style-name="Normal"/>
      <text:p text:style-name="Normal">-----HAD TO DO A LOT OF STUDYING FOR THE QUERY IN LINES 342-250</text:p>
      <text:p text:style-name="Normal">---------------------------------</text:p>
      <text:p text:style-name="Normal">----------------- DIAGEO AMERICAS AND JIM BEAM BRANDS WHISKEY ANALYSIS<text:s/></text:p>
      <text:p text:style-name="Normal"/>
      <text:p text:style-name="Normal"/>
      <text:p text:style-name="Normal">SELECT<text:s/></text:p>
      <text:p text:style-name="Normal"><text:s text:c="4"/>SUM(total::numeric)::money AS "Jim Beam Whiskey Revenue",</text:p>
      <text:p text:style-name="Normal"><text:s text:c="4"/>SUM(bottle_qty) AS "Whiskey Inventory"</text:p>
      <text:p text:style-name="Normal">FROM sales</text:p>
      <text:p text:style-name="Normal">WHERE vendor ILIKE 'Jim%'</text:p>
      <text:p text:style-name="Normal"><text:s text:c="2"/>AND description ILIKE '%Whiskey%';</text:p>
      <text:p text:style-name="Normal"><text:tab/></text:p>
      <text:p text:style-name="Normal">SELECT<text:s/></text:p>
      <text:p text:style-name="Normal"><text:s text:c="4"/>SUM(total::numeric)::money AS " Diageo Whiskey Revenue",</text:p>
      <text:p text:style-name="Normal"><text:s text:c="4"/>SUM(bottle_qty) AS "Whiskey Inventory"</text:p>
      <text:p text:style-name="Normal">FROM sales</text:p>
      <text:p text:style-name="Normal">WHERE vendor ILIKE 'Diageo%'</text:p>
      <text:p text:style-name="Normal"><text:s text:c="2"/>AND description ILIKE '%Whiskey%';</text:p>
      <text:p text:style-name="Normal"/>
      <text:p text:style-name="Normal">SELECT SUM(bottle_qty) AS whiskey_inventory_count,</text:p>
      <text:p text:style-name="Normal"><text:tab/><text:tab/>SUM(total::money) AS whiskey_total_revenue</text:p>
      <text:p text:style-name="Normal"><text:tab/><text:tab/>FROM sales</text:p>
      <text:p text:style-name="Normal"><text:tab/><text:tab/>WHERE description ILIKE '%Whiskey%'</text:p>
      <text:p text:style-name="Normal"><text:tab/><text:tab/>AND vendor = 'Diageo Americas'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neNumber" style:display-name="Line Numbe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text:linenumbering-configuration text:increment="1" text:offset="0.125in" text:restart-on-page="false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0.75in" fo:margin-bottom="1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riel rollins</meta:initial-creator>
    <dc:creator>ariel rollins</dc:creator>
    <meta:creation-date>2026-04-30T15:40:00Z</meta:creation-date>
    <dc:date>2026-04-30T15:40:00Z</dc:date>
    <meta:template xlink:href="Normal" xlink:type="simple"/>
    <meta:editing-cycles>2</meta:editing-cycles>
    <meta:editing-duration>PT600S</meta:editing-duration>
    <meta:user-defined meta:name="GrammarlyDocumentId">7b06e8fa-6c00-4bc2-898f-c446f5cbf5ec</meta:user-defined>
    <meta:document-statistic meta:page-count="15" meta:paragraph-count="283" meta:word-count="1706" meta:character-count="11047" meta:row-count="343" meta:non-whitespace-character-count="9624"/>
  </office:meta>
</office:document-meta>
</file>